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5" style:family="paragraph" style:parent-style-name="Standard">
      <style:paragraph-properties fo:margin-left="3.747cm" fo:margin-right="0cm" fo:text-align="justify" style:justify-single-word="false" fo:text-indent="1.249cm" style:auto-text-indent="false"/>
    </style:style>
    <style:style style:name="P6" style:family="paragraph" style:parent-style-name="Standard">
      <style:paragraph-properties fo:margin-left="4.995cm" fo:margin-right="0cm" fo:text-align="center" style:justify-single-word="false" fo:text-indent="1.249cm" style:auto-text-indent="false"/>
    </style:style>
    <style:style style:name="P7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>Santa Fe, 14 de diciembre de 201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r. Decano</text:p>
      <text:p text:style-name="Standard">Facultad de Ingeniería y Ciencias Hídricas</text:p>
      <text:p text:style-name="Standard">Ing. Mario Schreider</text:p>
      <text:p text:style-name="P2">S <text:s text:c="25"/>/ <text:s text:c="26"/>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Me dirijo a Usted a los efectos de elevarle mi propuesta de Proyecto Final de la Carrera de Ingeniería en Informática, titulado “Método para detección y seguimiento de objetos con aplicaciones en realidad aumentada”, el cual propongo que sea dirigido por el Dr. Enrique Marcelo Albornoz y co-dirigido por el Dr. César Martínez.</text:p>
      <text:p text:style-name="P4"/>
      <text:p text:style-name="P4">Sin otro particular, lo saluda muy atentamente,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tab/><text:tab/><text:span text:style-name="T1"> <text:s text:c="57"/></text:span></text:p>
      <text:p text:style-name="P6">Christian Nicolás Pfarher</text:p>
      <text:p text:style-name="P6">DNI 31201870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anta Fe, 06 de octubre de 2008</dc:title>
    <meta:initial-creator>intel</meta:initial-creator>
    <meta:creation-date>2010-11-10T17:54:00</meta:creation-date>
    <dc:creator>christian </dc:creator>
    <dc:date>2011-12-13T22:03:14</dc:date>
    <meta:print-date>2008-10-06T09:30:00</meta:print-date>
    <meta:editing-cycles>3</meta:editing-cycles>
    <meta:editing-duration>PT4M</meta:editing-duration>
    <meta:generator>LibreOffice/3.3$Unix LibreOffice_project/330m19$Build-401</meta:generator>
    <meta:document-statistic meta:table-count="0" meta:image-count="0" meta:object-count="0" meta:page-count="1" meta:paragraph-count="10" meta:word-count="86" meta:character-count="632"/>
    <meta:user-defined meta:name="Información 1"/>
    <meta:user-defined meta:name="Información 2"/>
    <meta:user-defined meta:name="Información 3"/>
    <meta:user-defined meta:name="Información 4"/>
  </office:meta>
</office:document-meta>
</file>